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25in" style:contextual-spacing="false" fo:text-align="justify" style:justify-single-word="false"/>
      <style:text-properties fo:font-size="12pt" style:text-underline-style="none" officeooo:rsid="0017c22d" officeooo:paragraph-rsid="0017c22d" style:font-size-asian="10.5pt" style:font-size-complex="12pt"/>
    </style:style>
    <style:style style:name="P2" style:family="paragraph" style:parent-style-name="Standard">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3" style:family="paragraph" style:parent-style-name="Standard">
      <style:paragraph-properties fo:margin-top="0in" fo:margin-bottom="0.25in" style:contextual-spacing="false" fo:text-align="justify" style:justify-single-word="false"/>
      <style:text-properties fo:font-size="12pt" style:text-underline-style="none" officeooo:rsid="0019ccd4" officeooo:paragraph-rsid="0019ccd4" style:font-size-asian="10.5pt" style:font-size-complex="12pt"/>
    </style:style>
    <style:style style:name="P4" style:family="paragraph" style:parent-style-name="Standard">
      <style:paragraph-properties fo:margin-top="0in" fo:margin-bottom="0.25in" style:contextual-spacing="false" fo:text-align="justify" style:justify-single-word="false"/>
      <style:text-properties fo:font-size="12pt" style:text-underline-style="none" officeooo:rsid="001fc755" officeooo:paragraph-rsid="001fc755" style:font-size-asian="10.5pt" style:font-size-complex="12pt"/>
    </style:style>
    <style:style style:name="P5" style:family="paragraph" style:parent-style-name="Standard">
      <style:paragraph-properties fo:margin-top="0in" fo:margin-bottom="0.25in" style:contextual-spacing="false" fo:text-align="justify" style:justify-single-word="false"/>
      <style:text-properties fo:font-size="12pt" style:text-underline-style="none" officeooo:rsid="0020d5fd" officeooo:paragraph-rsid="0020d5fd" style:font-size-asian="10.5pt" style:font-size-complex="12pt"/>
    </style:style>
    <style:style style:name="P6" style:family="paragraph" style:parent-style-name="Standard">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7" style:family="paragraph" style:parent-style-name="Standard">
      <style:paragraph-properties fo:margin-top="0in" fo:margin-bottom="0.25in" style:contextual-spacing="false" fo:text-align="justify" style:justify-single-word="false"/>
      <style:text-properties fo:font-size="12pt" style:text-underline-style="none" officeooo:rsid="0027fce9" officeooo:paragraph-rsid="0027fce9" style:font-size-asian="10.5pt" style:font-size-complex="12pt"/>
    </style:style>
    <style:style style:name="P8" style:family="paragraph" style:parent-style-name="Standard">
      <style:paragraph-properties fo:margin-top="0in" fo:margin-bottom="0.25in" style:contextual-spacing="false" fo:text-align="justify" style:justify-single-word="false"/>
      <style:text-properties fo:font-size="12pt" style:text-underline-style="none" officeooo:rsid="001b9038" officeooo:paragraph-rsid="00418cb1" style:font-size-asian="10.5pt" style:font-size-complex="12pt"/>
    </style:style>
    <style:style style:name="P9"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953cf" officeooo:paragraph-rsid="001953cf" style:font-size-asian="10.5pt" style:font-size-complex="12pt"/>
    </style:style>
    <style:style style:name="P10"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cd27a" officeooo:paragraph-rsid="001cd27a" style:font-size-asian="10.5pt" style:font-size-complex="12pt"/>
    </style:style>
    <style:style style:name="P11"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1d4687" style:font-size-asian="10.5pt" style:font-size-complex="12pt"/>
    </style:style>
    <style:style style:name="P12"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20d5fd" style:font-size-asian="10.5pt" style:font-size-complex="12pt"/>
    </style:style>
    <style:style style:name="P13"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e6664" officeooo:paragraph-rsid="001e6664" style:font-size-asian="10.5pt" style:font-size-complex="12pt"/>
    </style:style>
    <style:style style:name="P14"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17a22" officeooo:paragraph-rsid="00217a22" style:font-size-asian="10.5pt" style:font-size-complex="12pt"/>
    </style:style>
    <style:style style:name="P15"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27fce9" officeooo:paragraph-rsid="0027fce9" style:font-size-asian="10.5pt" style:font-size-complex="12pt"/>
    </style:style>
    <style:style style:name="P16"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951d8" officeooo:paragraph-rsid="002951d8" style:font-size-asian="10.5pt" style:font-size-complex="12pt"/>
    </style:style>
    <style:style style:name="P17"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7c22d" officeooo:paragraph-rsid="0017c22d" style:font-size-asian="31.5pt" style:font-size-complex="36pt"/>
    </style:style>
    <style:style style:name="P18"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fc755" officeooo:paragraph-rsid="001fc755" style:font-size-asian="31.5pt" style:font-size-complex="36pt"/>
    </style:style>
    <style:style style:name="P19"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0d5fd" officeooo:paragraph-rsid="0020d5fd" style:font-size-asian="31.5pt" style:font-size-complex="36pt"/>
    </style:style>
    <style:style style:name="P20"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17a22" officeooo:paragraph-rsid="00217a22" style:font-size-asian="31.5pt" style:font-size-complex="36pt"/>
    </style:style>
    <style:style style:name="P21" style:family="paragraph" style:parent-style-name="Standard">
      <style:paragraph-properties fo:margin-top="0in" fo:margin-bottom="0.5in" style:contextual-spacing="false" fo:text-align="center" style:justify-single-word="false"/>
      <style:text-properties fo:font-size="12pt" style:text-underline-style="none" officeooo:rsid="000e443f" officeooo:paragraph-rsid="004d73ce" style:font-size-asian="10.5pt" style:font-size-complex="12pt"/>
    </style:style>
    <style:style style:name="P22" style:family="paragraph" style:parent-style-name="Standard">
      <style:paragraph-properties fo:margin-top="0in" fo:margin-bottom="0.1201in" style:contextual-spacing="false" fo:text-align="center" style:justify-single-word="false"/>
      <style:text-properties fo:font-size="36pt" style:text-underline-style="solid" style:text-underline-width="auto" style:text-underline-color="font-color" officeooo:rsid="001953cf" officeooo:paragraph-rsid="004d73ce" style:font-size-asian="31.5pt" style:font-size-complex="36pt"/>
    </style:style>
    <style:style style:name="P23" style:family="paragraph" style:parent-style-name="Standard" style:list-style-name="L1">
      <style:paragraph-properties fo:margin-top="0in" fo:margin-bottom="0.1201in" style:contextual-spacing="false" fo:text-align="justify" style:justify-single-word="false"/>
      <style:text-properties fo:font-size="12pt" style:text-underline-style="none" officeooo:rsid="001953cf" officeooo:paragraph-rsid="001953cf" style:font-size-asian="10.5pt" style:font-size-complex="12pt"/>
    </style:style>
    <style:style style:name="P24"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953cf" officeooo:paragraph-rsid="001953cf" style:font-size-asian="10.5pt" style:font-size-complex="12pt"/>
    </style:style>
    <style:style style:name="P25"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7c22d" officeooo:paragraph-rsid="0017c22d" style:font-size-asian="10.5pt" style:font-size-complex="12pt"/>
    </style:style>
    <style:style style:name="P26"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17c22d" officeooo:paragraph-rsid="0025b23f" style:font-size-asian="10.5pt" style:font-size-complex="12pt"/>
    </style:style>
    <style:style style:name="P27"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17c22d" officeooo:paragraph-rsid="0020d5fd" style:font-size-asian="10.5pt" style:font-size-complex="12pt"/>
    </style:style>
    <style:style style:name="P28"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93632" officeooo:paragraph-rsid="00193632" style:font-size-asian="10.5pt" style:font-size-complex="12pt"/>
    </style:style>
    <style:style style:name="P29"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331744" officeooo:paragraph-rsid="00331744" style:font-size-asian="10.5pt" style:font-size-complex="12pt"/>
    </style:style>
    <style:style style:name="P30"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2b9997" style:font-size-asian="10.5pt" style:font-size-complex="12pt"/>
    </style:style>
    <style:style style:name="P31"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501108" style:font-size-asian="10.5pt" style:font-size-complex="12pt"/>
    </style:style>
    <style:style style:name="P32"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1fc755" style:font-size-asian="10.5pt" style:font-size-complex="12pt"/>
    </style:style>
    <style:style style:name="P33"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20d5fd" officeooo:paragraph-rsid="002b9997" style:font-size-asian="10.5pt" style:font-size-complex="12pt"/>
    </style:style>
    <style:style style:name="P34"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37e2d5" style:font-size-asian="10.5pt" style:font-size-complex="12pt"/>
    </style:style>
    <style:style style:name="P35"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2c2fa7" style:font-size-asian="10.5pt" style:font-size-complex="12pt"/>
    </style:style>
    <style:style style:name="P36"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25b23f" style:font-size-asian="10.5pt" style:font-size-complex="12pt"/>
    </style:style>
    <style:style style:name="P37"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17a22" officeooo:paragraph-rsid="002ecb34" style:font-size-asian="10.5pt" style:font-size-complex="12pt"/>
    </style:style>
    <style:style style:name="P38"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ecb34" officeooo:paragraph-rsid="002ecb34" style:font-size-asian="10.5pt" style:font-size-complex="12pt"/>
    </style:style>
    <style:style style:name="P39"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2a67b" officeooo:paragraph-rsid="0022a67b" style:font-size-asian="10.5pt" style:font-size-complex="12pt"/>
    </style:style>
    <style:style style:name="P40"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3253a" officeooo:paragraph-rsid="0023253a" style:font-size-asian="10.5pt" style:font-size-complex="12pt"/>
    </style:style>
    <style:style style:name="P41"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35ecd" officeooo:paragraph-rsid="00235ecd" style:font-size-asian="10.5pt" style:font-size-complex="12pt"/>
    </style:style>
    <style:style style:name="P42"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17c22d" style:font-size-asian="10.5pt" style:font-size-complex="12pt"/>
    </style:style>
    <style:style style:name="P43" style:family="paragraph" style:parent-style-name="Standard" style:list-style-name="L4"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44"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37e2d5" style:font-size-asian="10.5pt" style:font-size-complex="12pt"/>
    </style:style>
    <style:style style:name="P45"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46"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20d5fd" officeooo:paragraph-rsid="002d95c1" style:font-size-asian="10.5pt" style:font-size-complex="12pt"/>
    </style:style>
    <style:style style:name="P47" style:family="paragraph" style:parent-style-name="Standard" style:list-style-name="L6" style:master-page-name="">
      <style:paragraph-properties fo:margin-top="0in" fo:margin-bottom="0.1201in" style:contextual-spacing="false" fo:text-align="start" style:justify-single-word="false" style:page-number="auto"/>
      <style:text-properties fo:font-size="12pt" style:text-underline-style="none" officeooo:rsid="00217a22" officeooo:paragraph-rsid="002ecb34" style:font-size-asian="10.5pt" style:font-size-complex="12pt"/>
    </style:style>
    <style:style style:name="P48" style:family="paragraph" style:parent-style-name="Standard" style:list-style-name="L1">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49" style:family="paragraph" style:parent-style-name="Standard" style:list-style-name="L2">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50" style:family="paragraph" style:parent-style-name="Standard" style:list-style-name="L2" style:master-page-name="">
      <style:paragraph-properties fo:margin-top="0in" fo:margin-bottom="0in" style:contextual-spacing="false" fo:text-align="justify" style:justify-single-word="false" style:page-number="auto"/>
      <style:text-properties fo:font-size="12pt" style:text-underline-style="none" officeooo:rsid="00217a22" officeooo:paragraph-rsid="00418cb1" style:font-size-asian="10.5pt" style:font-size-complex="12pt"/>
    </style:style>
    <style:style style:name="P51" style:family="paragraph" style:parent-style-name="Standard" style:list-style-name="L2">
      <style:paragraph-properties fo:margin-top="0in" fo:margin-bottom="0in" style:contextual-spacing="false" fo:text-align="justify" style:justify-single-word="false"/>
      <style:text-properties fo:font-size="12pt" style:text-underline-style="none" officeooo:rsid="00217a22" officeooo:paragraph-rsid="00217a22" style:font-size-asian="10.5pt" style:font-size-complex="12pt"/>
    </style:style>
    <style:style style:name="T1" style:family="text">
      <style:text-properties officeooo:rsid="0019ccd4"/>
    </style:style>
    <style:style style:name="T2" style:family="text">
      <style:text-properties style:text-underline-style="none"/>
    </style:style>
    <style:style style:name="T3" style:family="text">
      <style:text-properties style:text-underline-style="none" officeooo:rsid="00217a22"/>
    </style:style>
    <style:style style:name="T4" style:family="text">
      <style:text-properties style:text-underline-style="none" officeooo:rsid="0025b23f"/>
    </style:style>
    <style:style style:name="T5" style:family="text">
      <style:text-properties style:text-underline-style="none" officeooo:rsid="002999bb"/>
    </style:style>
    <style:style style:name="T6" style:family="text">
      <style:text-properties style:text-underline-style="none" officeooo:rsid="002a5a9f"/>
    </style:style>
    <style:style style:name="T7" style:family="text">
      <style:text-properties style:text-underline-style="none" officeooo:rsid="002ad42b"/>
    </style:style>
    <style:style style:name="T8" style:family="text">
      <style:text-properties style:text-underline-style="none" officeooo:rsid="00320fa7"/>
    </style:style>
    <style:style style:name="T9" style:family="text">
      <style:text-properties style:text-underline-style="none" officeooo:rsid="00418cb1"/>
    </style:style>
    <style:style style:name="T10" style:family="text">
      <style:text-properties style:text-underline-style="none" officeooo:rsid="0041da97"/>
    </style:style>
    <style:style style:name="T11" style:family="text">
      <style:text-properties style:text-underline-style="none" officeooo:rsid="004707f5"/>
    </style:style>
    <style:style style:name="T12" style:family="text">
      <style:text-properties fo:font-weight="normal" style:font-weight-asian="normal" style:font-weight-complex="normal"/>
    </style:style>
    <style:style style:name="T13" style:family="text">
      <style:text-properties fo:font-weight="normal" officeooo:rsid="001cd27a" style:font-weight-asian="normal" style:font-weight-complex="normal"/>
    </style:style>
    <style:style style:name="T14" style:family="text">
      <style:text-properties officeooo:rsid="001fc755"/>
    </style:style>
    <style:style style:name="T15" style:family="text">
      <style:text-properties officeooo:rsid="0020d5fd"/>
    </style:style>
    <style:style style:name="T16" style:family="text">
      <style:text-properties officeooo:rsid="00217a22"/>
    </style:style>
    <style:style style:name="T17" style:family="text">
      <style:text-properties officeooo:rsid="0025b23f"/>
    </style:style>
    <style:style style:name="T18" style:family="text">
      <style:text-properties officeooo:rsid="00275caa"/>
    </style:style>
    <style:style style:name="T19" style:family="text">
      <style:text-properties officeooo:rsid="002ad42b"/>
    </style:style>
    <style:style style:name="T20" style:family="text">
      <style:text-properties officeooo:rsid="002c2fa7"/>
    </style:style>
    <style:style style:name="T21" style:family="text">
      <style:text-properties officeooo:rsid="0031adf2"/>
    </style:style>
    <style:style style:name="T22" style:family="text">
      <style:text-properties officeooo:rsid="003275a5"/>
    </style:style>
    <style:style style:name="T23" style:family="text">
      <style:text-properties officeooo:rsid="00334d52"/>
    </style:style>
    <style:style style:name="T24" style:family="text">
      <style:text-properties officeooo:rsid="003434fa"/>
    </style:style>
    <style:style style:name="T25" style:family="text">
      <style:text-properties officeooo:rsid="0037e2d5"/>
    </style:style>
    <style:style style:name="T26" style:family="text">
      <style:text-properties officeooo:rsid="003d11b7"/>
    </style:style>
    <style:style style:name="T27" style:family="text">
      <style:text-properties officeooo:rsid="00422826"/>
    </style:style>
    <style:style style:name="T28" style:family="text">
      <style:text-properties officeooo:rsid="004707f5"/>
    </style:style>
    <style:style style:name="T29" style:family="text">
      <style:text-properties officeooo:rsid="00495f54"/>
    </style:style>
    <style:style style:name="T30" style:family="text">
      <style:text-properties officeooo:rsid="004c3222"/>
    </style:style>
    <style:style style:name="T31" style:family="text">
      <style:text-properties officeooo:rsid="004e2236"/>
    </style:style>
    <style:style style:name="T32" style:family="text">
      <style:text-properties officeooo:rsid="00501108"/>
    </style:style>
    <style:style style:name="T33" style:family="text">
      <style:text-properties officeooo:rsid="00566fb1"/>
    </style:style>
    <style:style style:name="T34" style:family="text">
      <style:text-properties officeooo:rsid="005a704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31">KotC </text:span>Card Building Guide</text:p>
      <text:p text:style-name="P21">1st Edition</text:p>
      <text:p text:style-name="P2">This guide teaches how to design cards for Keeper of the Cards.</text:p>
      <text:p text:style-name="P2">When designing a card, you have a great deal of free reign with regard to what that card does. However, resource cost (the number indicated on top of the green circle on the bottom) is strictly defined based on what statistics you assign to your card. As such, your job is to make cards that play well, but are not prohibitively expensive to use.</text:p>
      <text:p text:style-name="P2">There are two types of cards: creatures, and spells. Creatures have an offensive power (“offense”), a defensive power (“defense”), and any number of abilities. <text:span text:style-name="T1">Offense and defense must be no lower than 0 and no higher than 99.</text:span> Spells have only a single ability (which may itself be referred to as a “spell”).</text:p>
      <text:p text:style-name="P9">Constructing Abilities</text:p>
      <text:p text:style-name="P2">Abilities are composed of as many as four components:</text:p>
      <text:list xml:id="list30756410107768358" text:style-name="L1">
        <text:list-item>
          <text:p text:style-name="P23">One activation condition (optional)</text:p>
        </text:list-item>
        <text:list-item>
          <text:p text:style-name="P23">One activation cost (optional)</text:p>
        </text:list-item>
        <text:list-item>
          <text:p text:style-name="P23">One target selection (optional)</text:p>
        </text:list-item>
        <text:list-item>
          <text:p text:style-name="P48">One or more effects (required)</text:p>
        </text:list-item>
      </text:list>
      <text:p text:style-name="P3">These components must be listed on the card in that order. You must choose components from the lists on the following pages only. Within these restrictions, you may design any ability you wish.</text:p>
      <text:p text:style-name="P8">Many components have a variable (indicated as “[x]”) in them. You are to choose a number for each of these components, replace “[x]” with the chosen number, and replace any “x” in the component's cost <text:span text:style-name="T26"><text:s/>- cost_cost</text:span>with the same number.<text:span text:style-name="T12"> </text:span><text:span text:style-name="T13">Variable amounts must be positive, non-zero integers.</text:span> You should also change any plurals to singular if you choose the number “1”.</text:p>
      <text:p text:style-name="P3">If you choose to not give any abilities to a creature, use the text, “This card has no abilities.”</text:p>
      <text:p text:style-name="P10">Resource Cost</text:p>
      <text:p text:style-name="P12"><text:span text:style-name="T2">Resource costs are determined mathematically by considering the powers and abilities of the card. Each </text:span><text:span text:style-name="T9">effect </text:span><text:span text:style-name="T10">and target selection</text:span><text:span text:style-name="T2"> has a designated cost, </text:span><text:span text:style-name="T9">and each activation cost has a designated relief</text:span><text:span text:style-name="T2">, listed on the following pages in parentheses </text:span><text:span text:style-name="T4">after the respective</text:span><text:span text:style-name="T2"> card text.</text:span></text:p>
      <text:p text:style-name="P11"><text:soft-page-break/><text:span text:style-name="T2">To determine the resource cost of a creature, </text:span><text:span text:style-name="T3">add together the creature's offense, defens</text:span><text:span text:style-name="T6">e </text:span><text:span text:style-name="T7">divided by </text:span><text:span text:style-name="T11">5</text:span><text:span text:style-name="T3">, and ability cost, then round up to the next integer </text:span><text:span text:style-name="T6">if it isn't one already</text:span><text:span text:style-name="T3">. If less than 1, </text:span><text:span text:style-name="T7">set</text:span><text:span text:style-name="T3"> to 1.</text:span></text:p>
      <text:p text:style-name="P13"><text:span text:style-name="T2">To determine the resource cost of a spell, </text:span><text:span text:style-name="T3">divide</text:span><text:span text:style-name="T2"> the spell's ability cost </text:span><text:span text:style-name="T3">by 2 and then round up to the next integer. If less than 1, set to 1. This is the spell's resource cost.</text:span></text:p>
      <text:p text:style-name="P13"><text:span text:style-name="T2">To determine an ability cost for either a creature or a spell, </text:span><text:span text:style-name="T9">subtract the activation cost relief, if any, from the sum total of all effect costs </text:span><text:span text:style-name="T10">plus the target selection cost, if any</text:span><text:span text:style-name="T3">. If </text:span><text:span text:style-name="T8">less than</text:span><text:span text:style-name="T3"> 1, </text:span><text:span text:style-name="T8">set to 1</text:span><text:span text:style-name="T3">.</text:span></text:p>
      <text:p text:style-name="P14"><text:span text:style-name="T3">O</text:span><text:span text:style-name="T2">r, to put it in mathematical terms (using Python programming syntax):</text:span></text:p>
      <text:list xml:id="list3675943414708297776" text:style-name="L2">
        <text:list-item>
          <text:p text:style-name="P50">ability_cost = <text:span text:style-name="T26">max(1, target_cost sum(effect_costs) - relief)</text:span></text:p>
        </text:list-item>
        <text:list-item>
          <text:p text:style-name="P51">creature_cost = max(1, math.ceil(offense + <text:span text:style-name="T28">(</text:span>defense / <text:span text:style-name="T19">5)</text:span> + sum(ability_costs)))</text:p>
        </text:list-item>
        <text:list-item>
          <text:p text:style-name="P49">spell_cost = max(1, math.ceil(ability_cost))</text:p>
        </text:list-item>
      </text:list>
      <text:p text:style-name="P15">Creating the Card</text:p>
      <text:p text:style-name="P7">Once you have decided the parameters of your card and calculated the resource cost, edit “card.xcf” in the GIMP (or another supporting image editor), and edit the text fields appropriately. Make sure the “Creature Template” layer is visible while the “Spell Template” layer is invisible if designing a creature, or vice-versa if designing a spell. If designing a spell, also make sure to remove the offense and defense numbers from the bottom-left and bottom-right of the card, respectively.</text:p>
      <text:p text:style-name="P7">You can paste an image to represent your card into the “Image” layer.</text:p>
      <text:p text:style-name="P16"><text:span text:style-name="T2">You may modify the look of the card as long as the layout remains </text:span><text:span text:style-name="T5">the same</text:span><text:span text:style-name="T2"> and all important text (i.e. the ability text, offense, defense, and resource cost) is clearly legible. </text:span><text:span text:style-name="T5">You may also resize any text if necessary to fit it on the card.</text:span></text:p>
      <text:p text:style-name="P17">Activatio<text:span text:style-name="T14">n Conditions</text:span></text:p>
      <text:p text:style-name="P1"><text:span text:style-name="T14">Activation conditions</text:span> indicate special conditions under which the spell or ability is to be activated. If a spell or ability has a<text:span text:style-name="T14">n activation condition</text:span>, it may only be activated under that condition. Otherwise, it may only be activated during your own action phase. Only one <text:span text:style-name="T14">activation condition</text:span> can be used per ability.</text:p>
      <text:list xml:id="list4431412114664299351" text:style-name="L3">
        <text:list-item>
          <text:p text:style-name="P42">“Activate in response to an opponent's summon.”</text:p>
        </text:list-item>
        <text:list-item>
          <text:p text:style-name="P25">“Activate in response to an opponent's attack.”</text:p>
        </text:list-item>
        <text:list-item>
          <text:p text:style-name="P25">“Activate in response to an opponent's card effect.”</text:p>
        </text:list-item>
        <text:list-item>
          <text:p text:style-name="P28">“Activate when this in-play card is destroyed.”</text:p>
        </text:list-item>
        <text:list-item>
          <text:p text:style-name="P28">“Activate when this card as a resource is destroyed.”</text:p>
        </text:list-item>
        <text:list-item>
          <text:p text:style-name="P24">“Activate when this card in your hand is destroyed.”</text:p>
        </text:list-item>
        <text:list-item>
          <text:p text:style-name="P24">“Activate when this card in your deck is destroyed.”</text:p>
        </text:list-item>
        <text:list-item>
          <text:p text:style-name="P29">“Activate when another of your cards in play is destroyed.”</text:p>
        </text:list-item>
        <text:list-item>
          <text:p text:style-name="P29">“Activate when a card in your hand is destroyed.”</text:p>
        </text:list-item>
        <text:list-item>
          <text:p text:style-name="P29">“Activate when a card in your deck is destroyed.”</text:p>
        </text:list-item>
        <text:list-item>
          <text:p text:style-name="P29">“<text:span text:style-name="T30">Activate when you take damage.”</text:span></text:p>
        </text:list-item>
      </text:list>
      <text:p text:style-name="P18">Activation Costs</text:p>
      <text:p text:style-name="P4">Activation costs serve to reduce the resource cost of an ability by “paying” in other ways. <text:span text:style-name="T29">Only one activation cost can be used per ability.</text:span></text:p>
      <text:list xml:id="list7011188406880219212" text:style-name="L4">
        <text:list-item>
          <text:p text:style-name="P43">“<text:span text:style-name="T14">Remove [x] counters from this card.” (2x)</text:span></text:p>
        </text:list-item>
        <text:list-item>
          <text:p text:style-name="P30">“Pay [x] hitpoints.” (x)</text:p>
        </text:list-item>
        <text:list-item>
          <text:p text:style-name="P31">“<text:bookmark-start text:name="__DdeLink__384_973168994"/><text:span text:style-name="T25">Exhaust [x] of your unexhausted cards in play.</text:span><text:bookmark-end text:name="__DdeLink__384_973168994"/><text:span text:style-name="T25">” (2x)</text:span></text:p>
        </text:list-item>
        <text:list-item>
          <text:p text:style-name="P31">“<text:bookmark-start text:name="__DdeLink__378_973168994"/><text:span text:style-name="T32">Exhaust [x] of your unexhausted cards in play chosen by an opponent of your choice.</text:span><text:bookmark-end text:name="__DdeLink__378_973168994"/><text:span text:style-name="T32">” (4x)</text:span></text:p>
        </text:list-item>
        <text:list-item>
          <text:p text:style-name="P33">“Sacrifice [x] cards on the top of your deck.” <text:span text:style-name="T17">(2x)</text:span></text:p>
        </text:list-item>
        <text:list-item>
          <text:p text:style-name="P33">“Sacrifice [x] random cards in your hand.” <text:span text:style-name="T17">(3x)</text:span></text:p>
        </text:list-item>
        <text:list-item>
          <text:p text:style-name="P32">“Sacrifice [x] cards in play.” <text:span text:style-name="T17">(4x)</text:span></text:p>
        </text:list-item>
        <text:list-item>
          <text:p text:style-name="P32">“<text:span text:style-name="T27">Sacrifice [x] cards in play chosen by an opponent of your choice.” (6x)</text:span></text:p>
        </text:list-item>
      </text:list>
      <text:p text:style-name="P19">Target Selections</text:p>
      <text:p text:style-name="P5">Target selections are necessary for some effects to work. They serve to designate what cards an effect is used on. <text:span text:style-name="T29">Only one target selection can be used per ability.</text:span></text:p>
      <text:list xml:id="list6626144166155401812" text:style-name="L5">
        <text:list-item>
          <text:p text:style-name="P46">“Target this card.” <text:span text:style-name="T17">(0)</text:span></text:p>
        </text:list-item>
        <text:list-item>
          <text:p text:style-name="P26">“<text:span text:style-name="T15">Target up to [x] cards in play.” (x)</text:span></text:p>
        </text:list-item>
        <text:list-item>
          <text:p text:style-name="P44">“<text:span text:style-name="T15">Target up to [x] resources.” (x)</text:span></text:p>
        </text:list-item>
        <text:list-item>
          <text:p text:style-name="P34">“<text:span text:style-name="T25">Target up to [x] exhausted cards in play.” (x/2)</text:span></text:p>
        </text:list-item>
        <text:list-item>
          <text:p text:style-name="P45">“<text:span text:style-name="T15">Target up to [x] cards in play selected by an opponent of your choice.” (x/2)</text:span></text:p>
        </text:list-item>
        <text:list-item>
          <text:p text:style-name="P35">“<text:span text:style-name="T20">Target up to [x] cards in the current chain.” (x/2)</text:span></text:p>
        </text:list-item>
        <text:list-item>
          <text:p text:style-name="P35">“<text:span text:style-name="T23">Target up to [x] cards in your hand.” (x)</text:span></text:p>
        </text:list-item>
        <text:list-item>
          <text:p text:style-name="P36">“Target up to [x] cards in one player's hand randomly.” <text:span text:style-name="T18">(2x)</text:span></text:p>
        </text:list-item>
        <text:list-item>
          <text:p text:style-name="P36">“Target up to [x] cards on the top of one player's deck.” <text:span text:style-name="T18">(2x)</text:span></text:p>
        </text:list-item>
        <text:list-item>
          <text:p text:style-name="P36">“Target up to [x] cards in <text:span text:style-name="T23">your graveyard</text:span>.” <text:span text:style-name="T18">(2x)</text:span></text:p>
        </text:list-item>
        <text:list-item>
          <text:p text:style-name="P36">“<text:span text:style-name="T22">Target up to [x] cards in one player's graveyard randomly.” (x)</text:span></text:p>
        </text:list-item>
      </text:list>
      <text:p text:style-name="P20">Effects</text:p>
      <text:p text:style-name="P6">Effects are the main component of abilities, and at least one is required for any given ability.</text:p>
      <text:list xml:id="list7045940636239422411" text:style-name="L6">
        <text:list-item>
          <text:p text:style-name="P47">“Place one counter <text:span text:style-name="T27">each</text:span> on <text:span text:style-name="T27">up to [x]</text:span> target<text:span text:style-name="T27">s</text:span>.” <text:span text:style-name="T17">(x)</text:span></text:p>
        </text:list-item>
        <text:list-item>
          <text:p text:style-name="P37">“See <text:span text:style-name="T27">up to [x]</text:span> targets.” <text:span text:style-name="T17">(2x)</text:span></text:p>
        </text:list-item>
        <text:list-item>
          <text:p text:style-name="P38">“<text:span text:style-name="T21">Exhaust</text:span> <text:span text:style-name="T27">up to [x]</text:span> targets.” (<text:span text:style-name="T33">2x</text:span>)</text:p>
        </text:list-item>
        <text:list-item>
          <text:p text:style-name="P38">“<text:span text:style-name="T24">Send up to [x] targets to the resource zone of their owners (exhausted).” (3x)</text:span></text:p>
        </text:list-item>
        <text:list-item>
          <text:p text:style-name="P27">“<text:span text:style-name="T16">Destroy up to [x] targets.” (8x)</text:span></text:p>
        </text:list-item>
        <text:list-item>
          <text:p text:style-name="P39">“Increase targets<text:span text:style-name="T27">'</text:span> offense by <text:span text:style-name="T27">a total of</text:span> [x].” <text:span text:style-name="T17">(x)</text:span></text:p>
        </text:list-item>
        <text:list-item>
          <text:p text:style-name="P39">“Increase targets<text:span text:style-name="T27">'</text:span> defense by <text:span text:style-name="T27">a total of</text:span> [x].” <text:span text:style-name="T17">(x/5)</text:span></text:p>
        </text:list-item>
        <text:list-item>
          <text:p text:style-name="P39">“Decrease targets<text:span text:style-name="T27">'</text:span> offense by <text:span text:style-name="T27">a total of</text:span> [x].” <text:span text:style-name="T17">(x)</text:span></text:p>
        </text:list-item>
        <text:list-item>
          <text:p text:style-name="P39">“<text:bookmark-start text:name="__DdeLink__373_1387822758"/>Inflict <text:span text:style-name="T27">a total of</text:span> [x] damage to targets.<text:bookmark-end text:name="__DdeLink__373_1387822758"/>” <text:span text:style-name="T17">(x/4)</text:span></text:p>
        </text:list-item>
        <text:list-item>
          <text:p text:style-name="P39">“<text:span text:style-name="T34">Reveal</text:span> <text:span text:style-name="T27">up to [x]</text:span> target cards <text:span text:style-name="T24">that are not in play, then summon or cast any number of revealed target cards</text:span> (paying the usual costs).” <text:span text:style-name="T17">(3x)</text:span></text:p>
        </text:list-item>
        <text:list-item>
          <text:p text:style-name="P39">“Place <text:span text:style-name="T27">up to [x]</text:span> targets on top of owner's deck in any order.” <text:span text:style-name="T17">(3x)</text:span></text:p>
        </text:list-item>
        <text:list-item>
          <text:p text:style-name="P40">“Draw [x] cards.” <text:span text:style-name="T17">(4x)</text:span></text:p>
        </text:list-item>
        <text:list-item>
          <text:p text:style-name="P40">“Increase your hitpoints by [x].” <text:span text:style-name="T17">(2x)</text:span></text:p>
        </text:list-item>
        <text:list-item>
          <text:p text:style-name="P40">“Inflict [x] damage to any one player.” <text:span text:style-name="T17">(x/2)</text:span></text:p>
        </text:list-item>
        <text:list-item>
          <text:p text:style-name="P41">“Negate<text:span text:style-name="T27"> attack of up to [x]</text:span> targets.” <text:span text:style-name="T17">(5x)</text:span></text:p>
        </text:list-item>
        <text:list-item>
          <text:p text:style-name="P41">“Negate<text:span text:style-name="T27"> </text:span>activated effect <text:span text:style-name="T27">of up to [x] targets</text:span>.” <text:span text:style-name="T17">(5x)</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3T11:45:32.168266259</meta:creation-date>
    <dc:date>2018-06-01T15:11:42.216500167</dc:date>
    <dc:creator>Julie </dc:creator>
    <meta:editing-duration>PT19H45M56S</meta:editing-duration>
    <meta:editing-cycles>52</meta:editing-cycles>
    <meta:generator>LibreOffice/4.2.8.2$Linux_X86_64 LibreOffice_project/420m0$Build-2</meta:generator>
    <meta:document-statistic meta:table-count="0" meta:image-count="0" meta:object-count="0" meta:page-count="6" meta:paragraph-count="81" meta:word-count="1212" meta:character-count="6804" meta:non-whitespace-character-count="5725"/>
  </office:meta>
</office:document-meta>
</file>